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246f" officeooo:paragraph-rsid="0019246f" style:font-size-asian="13.1000003814697pt" style:font-size-complex="15pt"/>
    </style:style>
    <style:style style:name="P2" style:family="paragraph" style:parent-style-name="Standard">
      <style:paragraph-properties fo:text-align="start" style:justify-single-word="false"/>
      <style:text-properties fo:font-size="12pt" officeooo:rsid="0019246f" officeooo:paragraph-rsid="0019246f" style:font-size-asian="10.5pt" style:font-size-complex="12pt"/>
    </style:style>
    <style:style style:name="P3" style:family="paragraph" style:parent-style-name="Standard">
      <style:paragraph-properties fo:text-align="start" style:justify-single-word="false"/>
      <style:text-properties officeooo:paragraph-rsid="0019246f"/>
    </style:style>
    <style:style style:name="P4" style:family="paragraph" style:parent-style-name="Text_20_body">
      <style:text-properties fo:font-size="12pt" officeooo:rsid="0019246f" style:font-size-asian="10.5pt" style:font-size-complex="12pt"/>
    </style:style>
    <style:style style:name="T1" style:family="text">
      <style:text-properties fo:font-size="12pt" officeooo:rsid="0019246f"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velib</text:p>
      <text:p text:style-name="P1"/>
      <text:p text:style-name="P1"/>
      <text:p text:style-name="P3"><text:span text:style-name="T1">2. Données ouvertes : </text:span>Les données ouvertes, également appelées "open data" en anglais, désignent des données numériques accessibles à tous, sans restriction ni coût d'accès. Ces données sont généralement publiques et disponibles en ligne, sous une licence ouverte permettant leur réutilisation et leur redistribution.</text:p>
      <text:p text:style-name="Text_20_body">Les données ouvertes sont souvent collectées par des organismes publics tels que des gouvernements, des municipalités ou des agences gouvernementales, mais peuvent également être produites par des entreprises, des organisations à but non lucratif ou des particuliers. Les types de données peuvent varier considérablement, allant des données climatiques et géographiques aux données de santé et de transport en passant par les données financières et économiques.</text:p>
      <text:p text:style-name="P2"/>
      <text:p text:style-name="P3"><text:span text:style-name="T1">OpenStreetMap : </text:span>OpenStreetMap (OSM) est une plateforme en ligne collaborative de cartographie participative qui permet à ses utilisateurs de créer et de mettre à jour des cartes géographiques en utilisant des données ouvertes. Les données de cartographie sont collectées par des contributeurs du monde entier, qui utilisent des outils de cartographie en ligne pour saisir des informations sur les routes, les bâtiments, les points d'intérêt et d'autres caractéristiques géographiques.</text:p>
      <text:p text:style-name="Text_20_body">Les données cartographiques collectées par la communauté OSM sont disponibles gratuitement et sous une licence ouverte, ce qui signifie qu'elles peuvent être utilisées, partagées et modifiées par tous, y compris à des fins commerciales. Les données sont disponibles dans un grand nombre de formats pour une utilisation par les développeurs, les cartographes et les utilisateurs finaux.</text:p>
      <text:p text:style-name="Text_20_body"/>
      <text:p text:style-name="P3"><text:span text:style-name="T1">Coordonnées géographiques : </text:span>Les coordonnées géographiques sont un système de repérage utilisé pour décrire la position exacte d'un point sur la surface de la Terre. Elles sont généralement exprimées en degrés, minutes et secondes (DMS) ou en décimales de degré (DD), et utilisent deux mesures : la latitude et la longitude.</text:p>
      <text:p text:style-name="Text_20_body">La latitude mesure la distance nord-sud d'un point par rapport à l'équateur, et est mesurée en degrés nord ou sud de l'équateur (0 degré). La longitude mesure la distance est-ouest d'un point par rapport au méridien de référence, généralement le méridien de Greenwich en Angleterre (0 degré). Les coordonnées géographiques sont généralement notées sous la forme "latitude, longitude", avec la latitude en premier.</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08:41:57.057142726</meta:creation-date>
    <dc:date>2023-03-30T09:20:37.586644079</dc:date>
    <meta:editing-duration>PT38M41S</meta:editing-duration>
    <meta:editing-cycles>2</meta:editing-cycles>
    <meta:generator>LibreOffice/7.3.7.2$Linux_X86_64 LibreOffice_project/30$Build-2</meta:generator>
    <meta:document-statistic meta:table-count="0" meta:image-count="0" meta:object-count="0" meta:page-count="1" meta:paragraph-count="7" meta:word-count="350" meta:character-count="2395" meta:non-whitespace-character-count="2052"/>
  </office:meta>
</office:document-meta>
</file>